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845" officeooo:paragraph-rsid="00196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L 2161 Midterm Exam Feedback:</text:p>
      <text:p text:style-name="P1"/>
      <text:p text:style-name="P1">Overall I have enjoyed the course so far. I've been learning a lot about C's strange syntax, and I feel that this class will help me understand the more nuanced parts of programming (parts that higher-level code such as MATLAB do automatically for you, like defining variable types and preallocating arrays). I enjoy the powerpoint format, because it jumps the need to buy an expensive and unnecessary textbo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23:04:48.167781922</meta:creation-date>
    <dc:date>2016-02-17T23:07:00.101284820</dc:date>
    <meta:editing-duration>P0D</meta:editing-duration>
    <meta:editing-cycles>1</meta:editing-cycles>
    <meta:document-statistic meta:table-count="0" meta:image-count="0" meta:object-count="0" meta:page-count="1" meta:paragraph-count="2" meta:word-count="73" meta:character-count="442" meta:non-whitespace-character-count="371"/>
    <meta:generator>LibreOffice/4.2.8.2$Linux_X86_64 LibreOffice_project/420m0$Build-2</meta:generator>
  </office:meta>
</office:document-meta>
</file>